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f1b97" officeooo:paragraph-rsid="000f1b9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yare rdoc install na thtu hoy or bundle install na thtu hoy or currept ni error avti hoy tyare pela cache mathi rmv kri dvanu..</text:p>
      <text:p text:style-name="P1">p6i rdoc install krvanu n p6i bundle install krvanu</text:p>
      <text:p text:style-name="P1"/>
      <text:p text:style-name="P1">rm -f /home/sanket/.rvm/gems/ruby-2.1.0@sample_app/cache/rdoc-4.1.2.gem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02T11:42:10.347609366</meta:creation-date>
    <dc:date>2015-01-02T11:44:32.214032820</dc:date>
    <meta:editing-duration>PT2M22S</meta:editing-duration>
    <meta:editing-cycles>1</meta:editing-cycles>
    <meta:document-statistic meta:table-count="0" meta:image-count="0" meta:object-count="0" meta:page-count="1" meta:paragraph-count="3" meta:word-count="37" meta:character-count="250" meta:non-whitespace-character-count="216"/>
    <meta:generator>LibreOffice/4.3.3.2$Linux_X86_64 LibreOffice_project/430m0$Build-2</meta:generator>
  </office:meta>
</office:document-meta>
</file>